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A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63088" officeooo:paragraph-rsid="00063088"/>
    </style:style>
    <style:style style:name="P2" style:family="paragraph" style:parent-style-name="Standard">
      <style:text-properties officeooo:rsid="00066c45" officeooo:paragraph-rsid="00066c45"/>
    </style:style>
    <style:style style:name="P3" style:family="paragraph" style:parent-style-name="Standard">
      <style:text-properties style:font-name="Liberation Serif1" fo:font-weight="bold" officeooo:rsid="001fb44b" officeooo:paragraph-rsid="001fb44b" style:font-weight-asian="bold" style:font-weight-complex="bold"/>
    </style:style>
    <style:style style:name="P4" style:family="paragraph" style:parent-style-name="Standard">
      <style:text-properties style:font-name="Liberation Serif1" fo:font-weight="bold" officeooo:rsid="0021a5e0" officeooo:paragraph-rsid="0021a5e0" style:font-weight-asian="bold" style:font-weight-complex="bold"/>
    </style:style>
    <style:style style:name="P5" style:family="paragraph" style:parent-style-name="Standard">
      <style:text-properties style:font-name="Liberation Serif1" fo:font-weight="bold" officeooo:rsid="00239bf4" officeooo:paragraph-rsid="00239bf4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Nimbus Mono L" officeooo:rsid="00068a5a" officeooo:paragraph-rsid="00068a5a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0d8db3" officeooo:paragraph-rsid="000d8db3" style:font-weight-asian="bold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1ab59e" officeooo:paragraph-rsid="001ab59e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068a5a" officeooo:paragraph-rsid="00068a5a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0d8db3" officeooo:paragraph-rsid="000d8db3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style:text-underline-style="none" fo:font-weight="normal" officeooo:rsid="00160bb6" officeooo:paragraph-rsid="00159adc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Liberation Serif1" fo:font-weight="bold" officeooo:rsid="0011903f" officeooo:paragraph-rsid="0011903f" style:font-weight-asian="bold" style:font-weight-complex="bold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Liberation Serif1" fo:font-weight="bold" officeooo:rsid="00159adc" officeooo:paragraph-rsid="00159adc" style:font-weight-asian="bold" style:font-weight-complex="bol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Liberation Serif1" fo:font-style="normal" style:text-underline-style="none" fo:font-weight="normal" officeooo:rsid="0011903f" officeooo:paragraph-rsid="0011903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Liberation Serif1" fo:font-style="normal" style:text-underline-style="none" fo:font-weight="normal" officeooo:rsid="00159adc" officeooo:paragraph-rsid="00159adc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Liberation Serif1" officeooo:rsid="0009171e" officeooo:paragraph-rsid="0009171e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Liberation Serif1" officeooo:rsid="000a8c9c" officeooo:paragraph-rsid="000a8c9c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Liberation Serif1" officeooo:rsid="000b976b" officeooo:paragraph-rsid="000b976b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0d8db3" officeooo:paragraph-rsid="000d8db3" style:font-weight-asian="bold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0f3e6a" officeooo:paragraph-rsid="000f3e6a" style:font-weight-asian="bold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0afb9" officeooo:paragraph-rsid="0010afb9" style:font-weight-asian="bold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1903f" officeooo:paragraph-rsid="0011903f" style:font-weight-asian="bold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59adc" officeooo:paragraph-rsid="00159adc" style:font-weight-asian="bold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60bb6" officeooo:paragraph-rsid="00160bb6" style:font-weight-asian="bold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76053" officeooo:paragraph-rsid="00176053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98454" officeooo:paragraph-rsid="00198454" style:font-weight-asian="bold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9ea35" officeooo:paragraph-rsid="0019ea35" style:font-weight-asian="bold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ab59e" officeooo:paragraph-rsid="001ab59e" style:font-weight-asian="bold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09171e" officeooo:paragraph-rsid="0009171e" style:font-weight-asian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0a8c9c" officeooo:paragraph-rsid="000a8c9c" style:font-weight-asian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0b976b" officeooo:paragraph-rsid="000b976b" style:font-weight-asian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0f3e6a" officeooo:paragraph-rsid="000f3e6a" style:font-weight-asian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0afb9" officeooo:paragraph-rsid="0010afb9" style:font-weight-asian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style:text-underline-style="none" fo:font-weight="normal" officeooo:rsid="00160bb6" officeooo:paragraph-rsid="00160bb6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style:text-underline-style="none" fo:font-weight="normal" officeooo:rsid="0018efbb" officeooo:paragraph-rsid="00176053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Nimbus Mono L" fo:font-weight="normal" officeooo:rsid="000d8db3" officeooo:paragraph-rsid="000d8db3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1" fo:font-weight="bold" officeooo:rsid="0024b329" officeooo:paragraph-rsid="0024b329" style:font-weight-asian="bold" style:font-weight-complex="bold"/>
    </style:style>
    <style:style style:name="P38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erif1" fo:font-weight="bold" officeooo:rsid="002626bd" officeooo:paragraph-rsid="002626bd" style:font-weight-asian="bold" style:font-weight-complex="bold"/>
    </style:style>
    <style:style style:name="P39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2626bd" officeooo:paragraph-rsid="002626bd" style:font-style-asian="normal" style:font-weight-asian="normal" style:font-style-complex="normal" style:font-weight-complex="normal"/>
    </style:style>
    <style:style style:name="P40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2dd87c" officeooo:paragraph-rsid="002dd87c" style:font-style-asian="normal" style:font-weight-asian="normal" style:font-style-complex="normal" style:font-weight-complex="normal"/>
    </style:style>
    <style:style style:name="P41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2df5a9" officeooo:paragraph-rsid="002df5a9" style:font-style-asian="normal" style:font-weight-asian="normal" style:font-style-complex="normal" style:font-weight-complex="normal"/>
    </style:style>
    <style:style style:name="P42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2ef830" officeooo:paragraph-rsid="002ef830" style:font-style-asian="normal" style:font-weight-asian="normal" style:font-style-complex="normal" style:font-weight-complex="normal"/>
    </style:style>
    <style:style style:name="P43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309f4d" officeooo:paragraph-rsid="00309f4d" style:font-style-asian="normal" style:font-weight-asian="normal" style:font-style-complex="normal" style:font-weight-complex="normal"/>
    </style:style>
    <style:style style:name="P44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309f4d" officeooo:paragraph-rsid="00309f4d" style:font-style-asian="normal" style:font-weight-asian="normal" style:font-style-complex="normal" style:font-weight-complex="normal"/>
    </style:style>
    <style:style style:name="P45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bold" officeooo:rsid="0030e1ee" officeooo:paragraph-rsid="0030e1ee" style:font-style-asian="normal" style:font-weight-asian="bold" style:font-style-complex="normal" style:font-weight-complex="bold"/>
    </style:style>
    <style:style style:name="P46" style:family="paragraph" style:parent-style-name="Table_20_Contents" style:list-style-name="L8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bold" officeooo:rsid="0030e1ee" officeooo:paragraph-rsid="0030e1ee" style:font-style-asian="normal" style:font-weight-asian="bold" style:font-style-complex="normal" style:font-weight-complex="bold"/>
    </style:style>
    <style:style style:name="P47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bold" officeooo:rsid="0033cc07" officeooo:paragraph-rsid="0033cc07" style:font-style-asian="normal" style:font-weight-asian="bold" style:font-style-complex="normal" style:font-weight-complex="bold"/>
    </style:style>
    <style:style style:name="P48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626bd" officeooo:paragraph-rsid="002626bd"/>
    </style:style>
    <style:style style:name="P49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802d1" officeooo:paragraph-rsid="002802d1"/>
    </style:style>
    <style:style style:name="P50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81831" officeooo:paragraph-rsid="00281831"/>
    </style:style>
    <style:style style:name="P51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92456" officeooo:paragraph-rsid="00292456"/>
    </style:style>
    <style:style style:name="P52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a2c3d" officeooo:paragraph-rsid="002a2c3d"/>
    </style:style>
    <style:style style:name="P53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d9e8a" officeooo:paragraph-rsid="002d9e8a"/>
    </style:style>
    <style:style style:name="P54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df5a9" officeooo:paragraph-rsid="002df5a9"/>
    </style:style>
    <style:style style:name="P55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e71f5" officeooo:paragraph-rsid="002e71f5"/>
    </style:style>
    <style:style style:name="P56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3034d4" officeooo:paragraph-rsid="003034d4"/>
    </style:style>
    <style:style style:name="P57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309f4d" officeooo:paragraph-rsid="00309f4d"/>
    </style:style>
    <style:style style:name="P58" style:family="paragraph" style:parent-style-name="Table_20_Contents" style:list-style-name="L11">
      <loext:graphic-properties draw:fill="none" draw:fill-color="#ffffff" draw:opacity="100%"/>
      <style:paragraph-properties fo:text-align="start" style:justify-single-word="false" fo:background-color="transparent"/>
      <style:text-properties style:text-underline-style="none" fo:font-weight="bold" officeooo:rsid="004ed802" officeooo:paragraph-rsid="004ed802" style:font-weight-asian="bold" style:font-weight-complex="bold"/>
    </style:style>
    <style:style style:name="P59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style:text-underline-style="none" fo:font-weight="bold" officeooo:rsid="004ed802" officeooo:paragraph-rsid="004ed802" style:font-weight-asian="bold" style:font-weight-complex="bold"/>
    </style:style>
    <style:style style:name="P60" style:family="paragraph" style:parent-style-name="Table_20_Contents" style:list-style-name="L9">
      <loext:graphic-properties draw:fill="none" draw:fill-color="#ffffff" draw:opacity="100%"/>
      <style:paragraph-properties fo:background-color="transparent"/>
      <style:text-properties fo:font-weight="bold" officeooo:rsid="0033cc07" officeooo:paragraph-rsid="0033cc07" style:font-weight-asian="bold" style:font-weight-complex="bold"/>
    </style:style>
    <style:style style:name="P61" style:family="paragraph" style:parent-style-name="Table_20_Contents" style:list-style-name="L9">
      <loext:graphic-properties draw:fill="none" draw:fill-color="#ffffff" draw:opacity="100%"/>
      <style:paragraph-properties fo:background-color="transparent"/>
      <style:text-properties fo:font-weight="bold" officeooo:rsid="0035758e" officeooo:paragraph-rsid="0035758e" style:font-weight-asian="bold" style:font-weight-complex="bold"/>
    </style:style>
    <style:style style:name="P62" style:family="paragraph" style:parent-style-name="Table_20_Contents">
      <loext:graphic-properties draw:fill="none" draw:fill-color="#ffffff" draw:opacity="100%"/>
      <style:paragraph-properties fo:background-color="transparent"/>
      <style:text-properties fo:font-weight="bold" officeooo:rsid="0035758e" officeooo:paragraph-rsid="0035758e" style:font-weight-asian="bold" style:font-weight-complex="bold"/>
    </style:style>
    <style:style style:name="P6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weight="bold" officeooo:rsid="0036ee09" officeooo:paragraph-rsid="0036ee09" style:font-weight-asian="bold" style:font-weight-complex="bold"/>
    </style:style>
    <style:style style:name="P64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font-weight="bold" officeooo:rsid="003a9e91" officeooo:paragraph-rsid="003a9e91" style:font-weight-asian="bold" style:font-weight-complex="bold"/>
    </style:style>
    <style:style style:name="P65" style:family="paragraph" style:parent-style-name="Table_20_Contents" style:list-style-name="L10">
      <loext:graphic-properties draw:fill="none" draw:fill-color="#ffffff" draw:opacity="100%"/>
      <style:paragraph-properties fo:text-align="start" style:justify-single-word="false" fo:background-color="transparent"/>
      <style:text-properties fo:font-weight="bold" officeooo:rsid="003a9e91" officeooo:paragraph-rsid="003a9e91" style:font-weight-asian="bold" style:font-weight-complex="bold"/>
    </style:style>
    <style:style style:name="P66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weight="bold" officeooo:rsid="003a9e91" officeooo:paragraph-rsid="0036ee09" style:font-weight-asian="bold" style:font-weight-complex="bold"/>
    </style:style>
    <style:style style:name="P67" style:family="paragraph" style:parent-style-name="Table_20_Contents" style:list-style-name="L9">
      <loext:graphic-properties draw:fill="none" draw:fill-color="#ffffff" draw:opacity="100%"/>
      <style:paragraph-properties fo:background-color="transparent"/>
      <style:text-properties fo:font-weight="bold" officeooo:rsid="003b8faf" officeooo:paragraph-rsid="003b8faf" style:font-weight-asian="bold" style:font-weight-complex="bold"/>
    </style:style>
    <style:style style:name="P68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font-weight="bold" officeooo:rsid="003c1fe1" officeooo:paragraph-rsid="003c1fe1" style:font-weight-asian="bold" style:font-weight-complex="bold"/>
    </style:style>
    <style:style style:name="P69" style:family="paragraph" style:parent-style-name="Table_20_Contents" style:list-style-name="L9">
      <loext:graphic-properties draw:fill="none" draw:fill-color="#ffffff" draw:opacity="100%"/>
      <style:paragraph-properties fo:background-color="transparent"/>
      <style:text-properties officeooo:paragraph-rsid="0033cc07"/>
    </style:style>
    <style:style style:name="P70" style:family="paragraph" style:parent-style-name="Table_20_Contents">
      <style:paragraph-properties fo:text-align="center" style:justify-single-word="false"/>
      <style:text-properties officeooo:rsid="0036ee09" officeooo:paragraph-rsid="0036ee09"/>
    </style:style>
    <style:style style:name="P71" style:family="paragraph" style:parent-style-name="Table_20_Contents">
      <style:paragraph-properties fo:text-align="center" style:justify-single-word="false"/>
      <style:text-properties officeooo:rsid="0038162b" officeooo:paragraph-rsid="0038162b"/>
    </style:style>
    <style:style style:name="P72" style:family="paragraph" style:parent-style-name="Table_20_Contents">
      <style:paragraph-properties fo:text-align="center" style:justify-single-word="false"/>
      <style:text-properties officeooo:rsid="003a9e91" officeooo:paragraph-rsid="003a9e91"/>
    </style:style>
    <style:style style:name="P73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3c1fe1" officeooo:paragraph-rsid="003c1fe1" style:font-weight-asian="bold" style:font-weight-complex="bold"/>
    </style:style>
    <style:style style:name="P74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3fde2a" officeooo:paragraph-rsid="003fde2a" style:font-weight-asian="bold" style:font-weight-complex="bold"/>
    </style:style>
    <style:style style:name="P75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414a8d" officeooo:paragraph-rsid="00414a8d" style:font-weight-asian="bold" style:font-weight-complex="bold"/>
    </style:style>
    <style:style style:name="P76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4621f6" officeooo:paragraph-rsid="004621f6" style:font-weight-asian="bold" style:font-weight-complex="bold"/>
    </style:style>
    <style:style style:name="P77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47ffa7" officeooo:paragraph-rsid="0047ffa7" style:font-weight-asian="bold" style:font-weight-complex="bold"/>
    </style:style>
    <style:style style:name="P78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480063" officeooo:paragraph-rsid="00480063" style:font-weight-asian="bold" style:font-weight-complex="bold"/>
    </style:style>
    <style:style style:name="P79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49e8cf" officeooo:paragraph-rsid="0049e8cf" style:font-weight-asian="bold" style:font-weight-complex="bold"/>
    </style:style>
    <style:style style:name="P80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4b1cb2" officeooo:paragraph-rsid="004b1cb2" style:font-weight-asian="bold" style:font-weight-complex="bold"/>
    </style:style>
    <style:style style:name="P81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4c5ea8" officeooo:paragraph-rsid="004c5ea8" style:font-weight-asian="bold" style:font-weight-complex="bold"/>
    </style:style>
    <style:style style:name="P82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4e5211" officeooo:paragraph-rsid="004e5211" style:font-weight-asian="bold" style:font-weight-complex="bold"/>
    </style:style>
    <style:style style:name="P83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50d874" officeooo:paragraph-rsid="0050d874" style:font-weight-asian="bold" style:font-weight-complex="bold"/>
    </style:style>
    <style:style style:name="P84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523c73" officeooo:paragraph-rsid="0050d874" style:font-weight-asian="bold" style:font-weight-complex="bold"/>
    </style:style>
    <style:style style:name="P85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text-underline-style="none" fo:font-weight="bold" officeooo:rsid="003c1fe1" officeooo:paragraph-rsid="003c1fe1" style:font-weight-asian="bold" style:font-weight-complex="bold"/>
    </style:style>
    <style:style style:name="P86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text-underline-style="none" fo:font-weight="bold" officeooo:rsid="003df928" officeooo:paragraph-rsid="003df928" style:font-weight-asian="bold" style:font-weight-complex="bold"/>
    </style:style>
    <style:style style:name="P87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text-underline-style="none" fo:font-weight="bold" officeooo:rsid="00414a8d" officeooo:paragraph-rsid="00414a8d" style:font-weight-asian="bold" style:font-weight-complex="bold"/>
    </style:style>
    <style:style style:name="P88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text-underline-style="none" fo:font-weight="bold" officeooo:rsid="0041b081" officeooo:paragraph-rsid="0041b081" style:font-weight-asian="bold" style:font-weight-complex="bold"/>
    </style:style>
    <style:style style:name="P89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text-underline-style="none" fo:font-weight="bold" officeooo:rsid="004ad406" officeooo:paragraph-rsid="004ad406" style:font-weight-asian="bold" style:font-weight-complex="bold"/>
    </style:style>
    <style:style style:name="P90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text-underline-style="none" fo:font-weight="bold" officeooo:rsid="004ed802" officeooo:paragraph-rsid="004ed802" style:font-weight-asian="bold" style:font-weight-complex="bold"/>
    </style:style>
    <style:style style:name="P91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text-underline-style="none" fo:font-weight="bold" officeooo:rsid="00523c73" officeooo:paragraph-rsid="00523c73" style:font-weight-asian="bold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style:text-underline-style="none" fo:font-weight="normal" officeooo:rsid="00198454" officeooo:paragraph-rsid="00198454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style:text-underline-style="none" fo:font-weight="normal" officeooo:rsid="0019ea35" officeooo:paragraph-rsid="0019ea35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style:text-underline-style="none" fo:font-weight="normal" officeooo:rsid="001b674d" officeooo:paragraph-rsid="001b674d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font-name="Nimbus Mono L" fo:font-style="normal" style:text-underline-style="none" fo:font-weight="normal" officeooo:rsid="001ab59e" officeooo:paragraph-rsid="001ab59e" style:font-style-asian="normal" style:font-weight-asian="normal" style:font-style-complex="normal" style:font-weight-complex="normal"/>
    </style:style>
    <style:style style:name="P96" style:family="paragraph" style:parent-style-name="Standard" style:list-style-name="L1">
      <style:text-properties style:font-name="Liberation Serif1" fo:font-weight="bold" officeooo:rsid="001b674d" officeooo:paragraph-rsid="001b674d" style:font-weight-asian="bold" style:font-weight-complex="bold"/>
    </style:style>
    <style:style style:name="P97" style:family="paragraph" style:parent-style-name="Standard" style:list-style-name="L2">
      <style:text-properties style:font-name="Liberation Serif1" fo:font-weight="bold" officeooo:rsid="001fb44b" officeooo:paragraph-rsid="001fb44b" style:font-weight-asian="bold" style:font-weight-complex="bold"/>
    </style:style>
    <style:style style:name="P98" style:family="paragraph" style:parent-style-name="Standard" style:list-style-name="L3">
      <style:text-properties style:font-name="Liberation Serif1" fo:font-weight="bold" officeooo:rsid="001fb44b" officeooo:paragraph-rsid="001fb44b" style:font-weight-asian="bold" style:font-weight-complex="bold"/>
    </style:style>
    <style:style style:name="P99" style:family="paragraph" style:parent-style-name="Standard" style:list-style-name="L4">
      <style:text-properties style:font-name="Liberation Serif1" fo:font-weight="bold" officeooo:rsid="0020b750" officeooo:paragraph-rsid="0020b750" style:font-weight-asian="bold" style:font-weight-complex="bold"/>
    </style:style>
    <style:style style:name="P100" style:family="paragraph" style:parent-style-name="Standard" style:list-style-name="L5">
      <style:text-properties style:font-name="Liberation Serif1" fo:font-weight="bold" officeooo:rsid="0021a5e0" officeooo:paragraph-rsid="0021a5e0" style:font-weight-asian="bold" style:font-weight-complex="bold"/>
    </style:style>
    <style:style style:name="P101" style:family="paragraph" style:parent-style-name="Standard" style:list-style-name="L5">
      <style:text-properties style:font-name="Liberation Serif1" fo:font-weight="bold" officeooo:rsid="0022b872" officeooo:paragraph-rsid="0022b872" style:font-weight-asian="bold" style:font-weight-complex="bold"/>
    </style:style>
    <style:style style:name="P102" style:family="paragraph" style:parent-style-name="Standard" style:list-style-name="L6">
      <style:text-properties style:font-name="Liberation Serif1" fo:font-weight="bold" officeooo:rsid="0023e695" officeooo:paragraph-rsid="0023e695" style:font-weight-asian="bold" style:font-weight-complex="bold"/>
    </style:style>
    <style:style style:name="P103" style:family="paragraph" style:parent-style-name="Standard" style:list-style-name="L1">
      <style:text-properties style:font-name="Liberation Serif1" fo:font-style="normal" style:text-underline-style="none" fo:font-weight="normal" officeooo:rsid="001d2f45" officeooo:paragraph-rsid="001d2f45" style:font-style-asian="normal" style:font-weight-asian="normal" style:font-style-complex="normal" style:font-weight-complex="normal"/>
    </style:style>
    <style:style style:name="P104" style:family="paragraph" style:parent-style-name="Standard" style:list-style-name="L1">
      <style:text-properties style:font-name="Liberation Serif1" fo:font-style="normal" style:text-underline-style="none" fo:font-weight="normal" officeooo:rsid="001e13ed" officeooo:paragraph-rsid="001e13ed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style:font-name="Liberation Serif1" fo:font-style="normal" style:text-underline-style="none" fo:font-weight="normal" officeooo:rsid="001e13ed" officeooo:paragraph-rsid="001e13ed" style:font-style-asian="normal" style:font-weight-asian="normal" style:font-style-complex="normal" style:font-weight-complex="normal"/>
    </style:style>
    <style:style style:name="P106" style:family="paragraph" style:parent-style-name="Standard" style:list-style-name="L2">
      <style:text-properties style:font-name="Liberation Serif1" fo:font-style="normal" style:text-underline-style="none" fo:font-weight="normal" officeooo:rsid="001fb44b" officeooo:paragraph-rsid="001fb44b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style:font-name="Liberation Serif1" fo:font-style="normal" style:text-underline-style="none" fo:font-weight="normal" officeooo:rsid="001fb44b" officeooo:paragraph-rsid="001fb44b" style:font-style-asian="normal" style:font-weight-asian="normal" style:font-style-complex="normal" style:font-weight-complex="normal"/>
    </style:style>
    <style:style style:name="P108" style:family="paragraph" style:parent-style-name="Standard" style:list-style-name="L3">
      <style:text-properties style:font-name="Liberation Serif1" fo:font-style="normal" style:text-underline-style="none" fo:font-weight="normal" officeooo:rsid="001fb44b" officeooo:paragraph-rsid="001fb44b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style:font-name="Liberation Serif1" fo:font-style="normal" style:text-underline-style="none" fo:font-weight="normal" officeooo:rsid="0020b750" officeooo:paragraph-rsid="0020b750" style:font-style-asian="normal" style:font-weight-asian="normal" style:font-style-complex="normal" style:font-weight-complex="normal"/>
    </style:style>
    <style:style style:name="P110" style:family="paragraph" style:parent-style-name="Standard" style:list-style-name="L5">
      <style:text-properties style:font-name="Liberation Serif1" fo:font-style="normal" style:text-underline-style="none" fo:font-weight="normal" officeooo:rsid="0022b872" officeooo:paragraph-rsid="0022b872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style:font-name="Liberation Serif1" fo:font-style="normal" style:text-underline-style="none" fo:font-weight="normal" officeooo:rsid="0022b872" officeooo:paragraph-rsid="0022b872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style:font-name="Liberation Serif1" fo:font-style="normal" style:text-underline-style="none" fo:font-weight="normal" officeooo:rsid="0023e695" officeooo:paragraph-rsid="0023e695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a5a" style:font-weight-asian="normal" style:font-weight-complex="normal"/>
    </style:style>
    <style:style style:name="T4" style:family="text">
      <style:text-properties fo:font-weight="normal" officeooo:rsid="0007d92f" style:font-weight-asian="normal" style:font-weight-complex="normal"/>
    </style:style>
    <style:style style:name="T5" style:family="text">
      <style:text-properties fo:font-weight="normal" officeooo:rsid="00260349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8efbb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2b872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Liberation Serif1" fo:font-style="normal" style:text-underline-style="none" fo:font-weight="normal" officeooo:rsid="0033cc07" style:font-style-asian="normal" style:font-weight-asian="normal" style:font-style-complex="normal" style:font-weight-complex="normal"/>
    </style:style>
    <style:style style:name="T17" style:family="text">
      <style:text-properties style:font-name="Liberation Serif1" fo:font-style="normal" style:text-underline-style="none" fo:font-weight="normal" officeooo:rsid="00357ec3" style:font-style-asian="normal" style:font-weight-asian="normal" style:font-style-complex="normal" style:font-weight-complex="normal"/>
    </style:style>
    <style:style style:name="T18" style:family="text">
      <style:text-properties style:font-name="Liberation Serif1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19" style:family="text">
      <style:text-properties style:font-name="Liberation Serif1" fo:font-style="normal" style:text-underline-style="none" style:font-style-asian="normal" style:font-style-complex="normal"/>
    </style:style>
    <style:style style:name="T20" style:family="text">
      <style:text-properties style:font-name="Liberation Serif1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Liberation Serif1" fo:font-style="normal" fo:font-weight="normal" officeooo:rsid="00407bd9" style:font-style-asian="normal" style:font-weight-asian="normal" style:font-style-complex="normal" style:font-weight-complex="normal"/>
    </style:style>
    <style:style style:name="T23" style:family="text">
      <style:text-properties style:font-name="Liberation Serif1" fo:font-style="normal" fo:font-weight="normal" officeooo:rsid="0049b04f" style:font-style-asian="normal" style:font-weight-asian="normal" style:font-style-complex="normal" style:font-weight-complex="normal"/>
    </style:style>
    <style:style style:name="T24" style:family="text">
      <style:text-properties style:font-name="Liberation Serif1" fo:font-style="normal" fo:font-weight="normal" officeooo:rsid="004c5ea8" style:font-style-asian="normal" style:font-weight-asian="normal" style:font-style-complex="normal" style:font-weight-complex="normal"/>
    </style:style>
    <style:style style:name="T25" style:family="text">
      <style:text-properties style:font-name="Liberation Serif1" fo:font-style="normal" style:font-style-asian="normal" style:font-style-complex="normal"/>
    </style:style>
    <style:style style:name="T26" style:family="text">
      <style:text-properties style:font-name="Liberation Serif1" fo:font-style="normal" officeooo:rsid="00407bd9" style:font-style-asian="normal" style:font-style-complex="normal"/>
    </style:style>
    <style:style style:name="T27" style:family="text">
      <style:text-properties style:font-name="Liberation Serif1" fo:font-style="normal" officeooo:rsid="0049b04f" style:font-style-asian="normal" style:font-style-complex="normal"/>
    </style:style>
    <style:style style:name="T28" style:family="text">
      <style:text-properties style:font-name="Liberation Serif1" fo:font-style="normal" officeooo:rsid="004c5ea8" style:font-style-asian="normal" style:font-style-complex="normal"/>
    </style:style>
    <style:style style:name="T29" style:family="text">
      <style:text-properties style:font-name="Liberation Serif1" fo:font-style="italic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style:font-name="Liberation Serif1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1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6666ff"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6666ff" style:font-name="Liberation Serif1" fo:font-style="normal" style:text-underline-style="none" fo:font-weight="normal" officeooo:rsid="00292456" style:font-style-asian="normal" style:font-weight-asian="normal" style:font-style-complex="normal" style:font-weight-complex="normal"/>
    </style:style>
    <style:style style:name="T34" style:family="text">
      <style:text-properties fo:color="#6666ff" style:font-name="Liberation Serif1" fo:font-style="normal" style:text-underline-style="none" fo:font-weight="normal" officeooo:rsid="002a2c3d" style:font-style-asian="normal" style:font-weight-asian="normal" style:font-style-complex="normal" style:font-weight-complex="normal"/>
    </style:style>
    <style:style style:name="T35" style:family="text">
      <style:text-properties fo:color="#6666ff" style:font-name="Liberation Serif1" fo:font-style="normal" style:text-underline-style="none" fo:font-weight="normal" officeooo:rsid="002ba1d9" style:font-style-asian="normal" style:font-weight-asian="normal" style:font-style-complex="normal" style:font-weight-complex="normal"/>
    </style:style>
    <style:style style:name="T36" style:family="text">
      <style:text-properties fo:color="#6666ff" style:font-name="Liberation Serif1" fo:font-style="normal" style:text-underline-style="none" fo:font-weight="bold" style:font-style-asian="normal" style:font-weight-asian="bold" style:font-style-complex="normal" style:font-weight-complex="bold"/>
    </style:style>
    <style:style style:name="T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officeooo:rsid="003a9e91"/>
    </style:style>
    <style:style style:name="T39" style:family="text">
      <style:text-properties fo:color="#ff0000" style:font-name="Liberation Serif1" fo:font-style="normal" style:font-style-asian="normal" style:font-style-complex="normal"/>
    </style:style>
    <style:style style:name="T40" style:family="text">
      <style:text-properties fo:color="#ff0000" style:font-name="Liberation Serif1" fo:font-style="normal" officeooo:rsid="00407bd9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ituição do IPI → por <text:span text:style-name="T1">lei</text:span><text:span text:style-name="T2">.</text:span></text:p>
      <text:p text:style-name="P2"><text:span text:style-name="T2">Alteração de alíquotas → por </text:span><text:span text:style-name="T1">decreto</text:span><text:span text:style-name="T2">, </text:span><text:span text:style-name="T4">mas </text:span><text:span text:style-name="T2">deve obedecer </text:span><text:span text:style-name="T3">as </text:span><text:span text:style-name="T2">limitações:</text:span></text:p>
      <text:p text:style-name="P6"><text:span text:style-name="T2">Decreto-Lei 1.199/71, Art. 4º O </text:span><text:span text:style-name="T1">Poder Executivo</text:span><text:span text:style-name="T2">, em relação ao IPI, quando se torne necessário atingir os objetivos da política econômica governamental, mantida a seletividade em função da essencialidade do produto, ou, ainda, para corrigir distorções, fica autorizado a:</text:span></text:p>
      <text:p text:style-name="P6"><text:span text:style-name="T2">I – </text:span><text:span text:style-name="T1">reduzir alíquotas até 0</text:span><text:span text:style-name="T2">;</text:span></text:p>
      <text:p text:style-name="P6"><text:span text:style-name="T2">II –</text:span><text:span text:style-name="T1"> majorar alíquotas, acrescentando até 30 unidades ao percentual de incidência</text:span><text:span text:style-name="T2"> </text:span><text:span text:style-name="T1">fixado na lei</text:span><text:span text:style-name="T2">;</text:span></text:p>
      <text:p text:style-name="P6"><text:span text:style-name="T2">III – a </text:span><text:span text:style-name="T1">alterar a base de cálculo</text:span><text:span text:style-name="T2"> em relação a determinados produtos, podendo, para esse fim, fixar-lhes </text:span><text:span text:style-name="T1">valor tributável mínimo</text:span><text:span text:style-name="T2">.</text:span></text:p>
      <text:p text:style-name="P9"/>
      <text:p text:style-name="P16"><text:span text:style-name="T2">O IPI é um tributo </text:span><text:span text:style-name="T1">real</text:span><text:span text:style-name="T2"> (incide sobre “coisas”) – ou seja, desconsidera as características pessoais dos contribuintes.</text:span></text:p>
      <text:p text:style-name="P29"/>
      <text:p text:style-name="P17"><text:span text:style-name="T2">O IPI é um tributo </text:span><text:span text:style-name="T1">seletivo</text:span><text:span text:style-name="T2"> em função da essencialidade dos produtos, de forma que a incidência do IPI é graduada conforme a </text:span><text:span text:style-name="T1">capacidade contributiva</text:span><text:span text:style-name="T2"> de cada um.</text:span></text:p>
      <text:p text:style-name="P30"/>
      <text:p text:style-name="P18"><text:span text:style-name="T2">O IPI é </text:span><text:span text:style-name="T1">não cumulativo</text:span><text:span text:style-name="T2">.</text:span></text:p>
      <text:p text:style-name="P31"/>
      <text:p text:style-name="P18"><text:span text:style-name="T2">No sistema de compensação de débitos e créditos do IPI, caso se verifique saldo </text:span><text:span text:style-name="T1">credor</text:span><text:span text:style-name="T2"> (volume de compras supera volume de vendas), é </text:span><text:span text:style-name="T1">permitido</text:span><text:span text:style-name="T2"> transferir esses créditos para períodos de apuração subsequentes.</text:span></text:p>
      <text:p text:style-name="P31"/>
      <text:p text:style-name="P18"><text:span text:style-name="T2">A </text:span><text:span text:style-name="T1">não incidência</text:span><text:span text:style-name="T2"> do IPI pode ocorrer de três formas:</text:span></text:p>
      <text:p text:style-name="P31">1. A pessoa política não faz uso da competência tributária. Ex.: União decide não tributar moedas, embora pudesse fazê-lo.</text:p>
      <text:p text:style-name="P31">2. A pessoa política não tem competência tributária para determinar certas situações fáticas como hipótese de incidência. Ex.: não incide IPI sobre petróleo bruto, visto que este não é industrializado.</text:p>
      <text:p text:style-name="P18"><text:span text:style-name="T2">3. A pessoa política é inibida pela CF de prever determinada situação fática como hipótese de incidência (</text:span><text:span text:style-name="T1">imunidade tributária</text:span><text:span text:style-name="T2">). Ex.: CF dispõe que não incide IPI sobre o outro definido em lei como ativo financeiro.</text:span></text:p>
      <text:p text:style-name="P31"/>
      <text:p text:style-name="P19">Imunidades sobre o IPI<text:span text:style-name="T2">:</text:span></text:p>
      <text:p text:style-name="P7"><text:span text:style-name="T2">RIPI, Art. 18. São </text:span>imunes<text:span text:style-name="T2"> incidência do IPI:</text:span></text:p>
      <text:p text:style-name="P10">I – os livros, jornais, periódicos e o papel destinado à sua impressão;</text:p>
      <text:p text:style-name="P10">II – os produtos industrializados destinados ao exterior;</text:p>
      <text:p text:style-name="P10">III – o ouro, quando definido como ativo financeiro ou instrumento cambial; e</text:p>
      <text:p text:style-name="P10">IV – a energia elétrica, derivados de petróleo, combustíveis e minerais do País.</text:p>
      <text:p text:style-name="P36"/>
      <text:p text:style-name="P20"><text:span text:style-name="T2">A imunidade sobre livros, jornais e periódicos é </text:span>absoluta<text:span text:style-name="T2">. Aquela sobre o papel não, pois está condicionada ao papel destinado à impressão dos livros, jornais e periódicos.</text:span></text:p>
      <text:p text:style-name="P32"/>
      <text:p text:style-name="P21"><text:soft-page-break/><text:span text:style-name="T2">A </text:span>destinação do produto<text:span text:style-name="T2"> ao exterior, para fins de imunidade do IPI, será comprovada com a sua </text:span>saída do território nacional<text:span text:style-name="T2">.</text:span></text:p>
      <text:p text:style-name="P33"/>
      <text:p text:style-name="P22"><text:span text:style-name="T2">Mas há situações em que se considera efetivada a exportação </text:span>sem que tenha ocorrido sua saída<text:span text:style-name="T2"> do território nacional. Isso só é permitido quando o pagamento for efetivado em </text:span>moeda nacional ou estrangeira de livre conversibilidade<text:span text:style-name="T2"> e a venda for realizada para:</text:span></text:p>
      <text:p text:style-name="P12"><text:span text:style-name="T2">I – </text:span>empresa<text:span text:style-name="T2"> sediada no exterior, para ser usado </text:span><text:span text:style-name="T6">exclusivamente</text:span><text:span text:style-name="T8"> nas atividades de </text:span><text:span text:style-name="T9">pesquisa ou lavra de jazidas de petróleo e de gás natural</text:span><text:span text:style-name="T11">, ainda que a utilização se faça por terceiro sediado no País;</text:span></text:p>
      <text:p text:style-name="P12"><text:span text:style-name="T11">II – </text:span><text:span text:style-name="T14">empresa</text:span><text:span text:style-name="T11"> sediada no exterior, para ser </text:span><text:span text:style-name="T7">totalmente</text:span><text:span text:style-name="T11"> incorporado a produto final exportado para o Brasil;</text:span></text:p>
      <text:p text:style-name="P12"><text:span text:style-name="T11">III – </text:span><text:span text:style-name="T14">órgão ou entidade de governo estrangeiro</text:span><text:span text:style-name="T11"> ou organismo internacional de que o Brasil seja membro, para ser entregue, no País, à ordem do comprador.</text:span></text:p>
      <text:p text:style-name="P14"/>
      <text:p text:style-name="P23"><text:span text:style-name="T11">Também está imune o produto exportado </text:span><text:span text:style-name="T14">sem saída do território nacional</text:span><text:span text:style-name="T11"> para ser:</text:span></text:p>
      <text:p text:style-name="P13"><text:span text:style-name="T11">I – totalmente incorporado a bem que se encontre no País, de propriedade do </text:span><text:span text:style-name="T9">comprador estrangeiro</text:span><text:span text:style-name="T11">, inclusive em regime de admissão temporária sob a responsabilidade de terceiro;</text:span></text:p>
      <text:p text:style-name="P13"><text:span text:style-name="T11">II – entregue a órgão da Administração (U, E, DF, M) em </text:span><text:span text:style-name="T9">licitação internacional</text:span><text:span text:style-name="T11">;</text:span></text:p>
      <text:p text:style-name="P13"><text:span text:style-name="T11">III – entregue, em consignação, a </text:span><text:span text:style-name="T9">empresa nacional</text:span><text:span text:style-name="T11"> autorizada a operar em regime de </text:span><text:span text:style-name="T9">Loja Franca</text:span><text:span text:style-name="T11">;</text:span></text:p>
      <text:p text:style-name="P13"><text:span text:style-name="T11">IV – entregue, no País, a subsidiária ou coligada, para </text:span><text:span text:style-name="T9">distribuição de brinde a fornecedores e clientes</text:span><text:span text:style-name="T11">;</text:span></text:p>
      <text:p text:style-name="P13"><text:span text:style-name="T11">V – entregue a terceiro, no País, em substituição de produto anteriormente exportado e que tenha se mostrado, <text:s/></text:span><text:span text:style-name="T9">após o despacho aduaneiro de importação</text:span><text:span text:style-name="T11">, </text:span><text:span text:style-name="T7">defeituoso ou imprestável</text:span><text:span text:style-name="T11"> para o fim a que se destinava;</text:span></text:p>
      <text:p text:style-name="P15">VI – entregue, no País, a missão diplomática, repartição consular de caráter permanente ou organismo internacional de que o Brasil seja membro, ou a seu integrante, estrangeiro; e</text:p>
      <text:p text:style-name="P15">VII – entregue, no País, para ser incorporado a plataforma de pesquisa e lavra de jazidas de petróleo e gás natural em construção ou conversão contratada por empresa sediada no exterior, ou a seus módulos.</text:p>
      <text:p text:style-name="P11"/>
      <text:p text:style-name="P24"><text:span text:style-name="T11">Nesses casos em que a exportação ocorre </text:span><text:span text:style-name="T14">sem</text:span><text:span text:style-name="T11"> a saída do produto do território nacional, se o pagamento for </text:span><text:span text:style-name="T14">a prazo ou à prestação</text:span><text:span text:style-name="T11">, os efeitos </text:span><text:span text:style-name="T14">fiscais e cambiais</text:span><text:span text:style-name="T11">, quando reconhecidos pela legislação vigente, serão produzidos </text:span><text:span text:style-name="T14">no momento da contratação</text:span><text:span text:style-name="T11">, sob condição resolutória, aperfeiçoando-se pelo recebimento integral em moeda de livre conversibilidade.</text:span></text:p>
      <text:p text:style-name="P34"/>
      <text:p text:style-name="P25"><text:span text:style-name="T11">STF: tanto a </text:span><text:span text:style-name="T9">imunidade recíproca</text:span><text:span text:style-name="T11"> quanto a aplicável aos </text:span><text:span text:style-name="T9">partidos políticos, entidades sindicais e instituições de educação e assistência social</text:span><text:span text:style-name="T11"> gozam de </text:span><text:span text:style-name="T14">imunidade do IPI e II quando importam mercadorias do exterior</text:span><text:span text:style-name="T11">. </text:span><text:span text:style-name="T12">Há identidade entre contribuinte de direito e contribuinte de fato.</text:span></text:p>
      <text:p text:style-name="P35"/>
      <text:p text:style-name="P26"><text:span text:style-name="T12">O </text:span><text:span text:style-name="T11">IPI terá reduzido seu impacto sobre a </text:span><text:span text:style-name="T14">aquisição de bens de capital</text:span><text:span text:style-name="T11"> pelo contribuinte do imposto, na forma da </text:span><text:span text:style-name="T14">lei</text:span><text:span text:style-name="T11">.</text:span></text:p>
      <text:p text:style-name="P92"/>
      <text:p text:style-name="P27"><text:span text:style-name="T14">Aeronaves militares</text:span><text:span text:style-name="T11"> possuem </text:span><text:span text:style-name="T10">isenção</text:span><text:span text:style-name="T11"> de IPI.</text:span></text:p>
      <text:p text:style-name="P93"/>
      <text:p text:style-name="P28"><text:span text:style-name="T14">Industrialização</text:span><text:span text:style-name="T11">:</text:span></text:p>
      <text:p text:style-name="P8"><text:span text:style-name="T11">CTN, Art. 46, Parágrafo único. Considera-se industrializado o produto que tenha sido submetido a </text:span><text:span text:style-name="T14">qualquer operação que lhe </text:span><text:soft-page-break/><text:span text:style-name="T14">modifique a natureza ou a finalidade, ou o aperfeiçoe para o consumo</text:span><text:span text:style-name="T11">.</text:span></text:p>
      <text:p text:style-name="P95"/>
      <text:p text:style-name="P94">Pelo RIPI:</text:p>
      <text:list xml:id="list1203660998512546029" text:style-name="L1">
        <text:list-item>
          <text:p text:style-name="P96"><text:span text:style-name="T11">produto industrializado é todo aquele resultante de qualquer operação de industrialização, </text:span><text:span text:style-name="T14">ainda que esta industrialização seja incompleta, parcial ou intermediária</text:span><text:span text:style-name="T11">;</text:span></text:p>
        </text:list-item>
        <text:list-item>
          <text:p text:style-name="P96"><text:span text:style-name="T11">a caracterização da operação como industrialização </text:span><text:span text:style-name="T14">independe</text:span><text:span text:style-name="T11"> do processo usado para obtenção do produto, bem como da localização e das condições das instalações e dos equipamentos empregados no processo;</text:span></text:p>
        </text:list-item>
        <text:list-item>
          <text:p text:style-name="P103">industrialização é qualquer operação que modifique a natureza, o funcionamento, o acabamento, a apresentação ou a finalidade do produto, ou o aperfeiçoe para consumo;</text:p>
        </text:list-item>
        <text:list-item>
          <text:p text:style-name="P104">operações de industrialização:</text:p>
          <text:list>
            <text:list-item>
              <text:p text:style-name="P104">transformação;</text:p>
            </text:list-item>
            <text:list-item>
              <text:p text:style-name="P104">beneficiamento;</text:p>
            </text:list-item>
            <text:list-item>
              <text:p text:style-name="P104">montagem;</text:p>
            </text:list-item>
            <text:list-item>
              <text:p text:style-name="P104">acondicionamento ou reacondicionamento;</text:p>
            </text:list-item>
            <text:list-item>
              <text:p text:style-name="P104">renovação ou recondicionamento.</text:p>
            </text:list-item>
          </text:list>
        </text:list-item>
      </text:list>
      <text:p text:style-name="P105"/>
      <text:p text:style-name="P3"><text:span text:style-name="T11">Operação de industrialização – </text:span><text:span text:style-name="T14">transformação</text:span><text:span text:style-name="T11">:</text:span></text:p>
      <text:list xml:id="list6254674556328305194" text:style-name="L2">
        <text:list-item>
          <text:p text:style-name="P106">exercida sobre matérias-primas ou produtos intermediários;</text:p>
        </text:list-item>
        <text:list-item>
          <text:p text:style-name="P97"><text:span text:style-name="T11">obtenção de </text:span><text:span text:style-name="T9">espécie nova</text:span><text:span text:style-name="T11">.</text:span></text:p>
        </text:list-item>
      </text:list>
      <text:p text:style-name="P107"/>
      <text:p text:style-name="P3"><text:span text:style-name="T11">Operação de industrialização – </text:span><text:span text:style-name="T14">beneficiamento</text:span><text:span text:style-name="T11">:</text:span></text:p>
      <text:list xml:id="list8523479242701984040" text:style-name="L3">
        <text:list-item>
          <text:p text:style-name="P108">é modificar, aperfeiçoar, ou alterar funcionamento, uso, acabamento ou aparência do produto;</text:p>
        </text:list-item>
        <text:list-item>
          <text:p text:style-name="P98"><text:span text:style-name="T11">alterar a aparência </text:span><text:span text:style-name="T14">não</text:span><text:span text:style-name="T11"> significa meramente colocar ou substituir embalagem (isso é reacondicionamento!).</text:span></text:p>
        </text:list-item>
      </text:list>
      <text:p text:style-name="P107"/>
      <text:p text:style-name="P3"><text:span text:style-name="T11">Operação de industrialização – </text:span><text:span text:style-name="T14">montagem</text:span><text:span text:style-name="T11">:</text:span></text:p>
      <text:list xml:id="list3531691649117990019" text:style-name="L4">
        <text:list-item>
          <text:p text:style-name="P99"><text:span text:style-name="T11">reunião de produtos, peças ou partes, que resulta em </text:span><text:span text:style-name="T9">novo produto</text:span><text:span text:style-name="T11"> ou </text:span><text:span text:style-name="T9">unidade autônoma</text:span><text:span text:style-name="T11">, </text:span><text:span text:style-name="T14">ainda que sob a mesma classificação fiscal</text:span><text:span text:style-name="T11">.</text:span></text:p>
        </text:list-item>
      </text:list>
      <text:p text:style-name="P109"/>
      <text:p text:style-name="P4"><text:span text:style-name="T11">Operação de industrialização – </text:span><text:span text:style-name="T14">acondicionamento ou reacondicionamento</text:span><text:span text:style-name="T11">:</text:span></text:p>
      <text:list xml:id="list439681970586450566" text:style-name="L5">
        <text:list-item>
          <text:p text:style-name="P100"><text:span text:style-name="T11">alterar apresentação do produto, pela colocação de embalagem, </text:span><text:span text:style-name="T9">com objetivo de alcançar o consumidor final</text:span><text:span text:style-name="T11">;</text:span></text:p>
        </text:list-item>
        <text:list-item>
          <text:p text:style-name="P100"><text:span text:style-name="T11">quando a colocação ou substituição de embalagem se destinar apenas ao </text:span><text:span text:style-name="T9">transporte</text:span><text:span text:style-name="T11"> da mercadoria, </text:span><text:span text:style-name="T14">não</text:span><text:span text:style-name="T11"> há qualquer operação de industrialização. </text:span><text:span text:style-name="T13">Para ser apenas para transporte, deverá obedecer cumulativamente aos requisitos a seguir:</text:span></text:p>
          <text:list>
            <text:list-item>
              <text:p text:style-name="P110">ser feito em caixas, caixotes, engradados, barricas, latas, tambores, sacos, embrulhos e semelhantes, sem acabamento e rotulagem de função promocional e que não objetive valorizar o produto em razão da qualidade do material nele empregado, da perfeição do seu acabamento ou da sua utilidade adicional; e</text:p>
            </text:list-item>
            <text:list-item>
              <text:p text:style-name="P110">ter capacidade acima de 20kg ou superior àquela em que o produto é comumente vendido, <text:s/>no varejo, aos consumidores;</text:p>
            </text:list-item>
          </text:list>
        </text:list-item>
        <text:list-item>
          <text:p text:style-name="P101"><text:span text:style-name="T14">não</text:span><text:span text:style-name="T11"> se considera embalagem nos casos em que a natureza do acondicionamento e as características do rótulo atendam, apenas, exigências técnicas ou outras constantes de leis e de atos administrativos.</text:span></text:p>
        </text:list-item>
      </text:list>
      <text:p text:style-name="P111"><text:soft-page-break/></text:p>
      <text:p text:style-name="P5"><text:span text:style-name="T11">Operação de industrialização – </text:span><text:span text:style-name="T14">renovação ou recondicionamento</text:span><text:span text:style-name="T11">:</text:span></text:p>
      <text:list xml:id="list3027902545925637474" text:style-name="L6">
        <text:list-item>
          <text:p text:style-name="P102"><text:span text:style-name="T11">exercida sobre </text:span><text:span text:style-name="T9">produto usado</text:span><text:span text:style-name="T11"> ou </text:span><text:span text:style-name="T9">parte remanscente de produto deteriorado ou inutilizado</text:span><text:span text:style-name="T11">, renovando-o ou restaurando-o para uso.</text:span></text:p>
        </text:list-item>
      </text:list>
      <text:p text:style-name="P11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7">Transformação → <text:span text:style-name="T2">matérias-primas que resultam em novo produto.</text:span></text:p>
            <text:p text:style-name="P37">Beneficiamento<text:span text:style-name="T2"> → mudar aparência, uso ou funcionamento.</text:span></text:p>
            <text:p text:style-name="P37">Montagem<text:span text:style-name="T2"> → reunião de peças e partes que resultam em novo produto ou unidade autônoma.</text:span></text:p>
            <text:p text:style-name="P37">Acondicionamento<text:span text:style-name="T2"> → colocar embalagens para atrair consumidores.</text:span></text:p>
            <text:p text:style-name="P37">Renovação<text:span text:style-name="T2"> → renovar/restaurar produto usado ou parte de produto deteriorado </text:span><text:span text:style-name="T5">ou inutilizado.</text:span></text:p>
          </table:table-cell>
        </table:table-row>
      </table:table>
      <text:p text:style-name="P112"/>
      <text:p text:style-name="P38">Não se considera industrialização<text:span text:style-name="T2">:</text:span></text:p>
      <text:list xml:id="list4139010404257626390" text:style-name="L7">
        <text:list-item>
          <text:p text:style-name="P39">preparar produtos alimentares sem colocar embalagem de apresentação:</text:p>
          <text:list>
            <text:list-item>
              <text:p text:style-name="P48"><text:span text:style-name="T15">na casa do preparador ou em restaurantes, bares, …, desde que os produtos se destinem à</text:span><text:span text:style-name="T29"> </text:span><text:span text:style-name="T30">venda direta ao consumidor</text:span><text:span text:style-name="T15">; ou</text:span></text:p>
            </text:list-item>
            <text:list-item>
              <text:p text:style-name="P48"><text:span text:style-name="T15">em cozinhas industriais, quando destinados à </text:span><text:span text:style-name="T30">venda direta a PJ e outras entidades</text:span><text:span text:style-name="T15">, para consumo de seus funcionários, empregados ou dirigentes;</text:span></text:p>
            </text:list-item>
          </text:list>
        </text:list-item>
        <text:list-item>
          <text:p text:style-name="P49"><text:span text:style-name="T15">preparar refrigerante por meio de máquinas (automáticas ou não) em restaurantes, bares, …, para </text:span><text:span text:style-name="T30">venda direta ao consumidor</text:span><text:span text:style-name="T15">;</text:span></text:p>
        </text:list-item>
        <text:list-item>
          <text:p text:style-name="P50"><text:span text:style-name="T15">confecção ou preparo de produto de artesanato </text:span><text:span text:style-name="T33">(</text:span><text:span text:style-name="T34">artesanato = </text:span><text:span text:style-name="T33">trabalho não conta com auxílio de assalariados e o produto deve ser vendido diretamente ao consumidor ou por meio de entidade do qual o artesão faça parte)</text:span><text:span text:style-name="T15">;</text:span></text:p>
        </text:list-item>
        <text:list-item>
          <text:p text:style-name="P51"><text:span text:style-name="T15">confecção de vestuário, por </text:span><text:span text:style-name="T20">encomenda direta do consumidor</text:span><text:span text:style-name="T15">, em oficina ou na residência do confeccionador;</text:span></text:p>
        </text:list-item>
        <text:list-item>
          <text:p text:style-name="P52"><text:span text:style-name="T15">preparo de produto, por </text:span><text:span text:style-name="T20">encomenda direta do consumidor</text:span><text:span text:style-name="T15">, na residência do preparador ou em oficina </text:span><text:span text:style-name="T32">(oficina = emprega até 5 operários e força motriz até 5 kW)</text:span><text:span text:style-name="T15"> , desde que, em qualquer caso, seja preponderante </text:span><text:span text:style-name="T35">(&gt;= 60%)</text:span><text:span text:style-name="T15"> o trabalho profissional;</text:span></text:p>
        </text:list-item>
        <text:list-item>
          <text:p text:style-name="P53"><text:span text:style-name="T15">manipulação em farmácia, para </text:span><text:span text:style-name="T20">venda direta ao consumidor</text:span><text:span text:style-name="T15">, de medicamentos oficinais e magistrais, </text:span><text:span text:style-name="T18">mediante receita médica</text:span><text:span text:style-name="T15">;</text:span></text:p>
        </text:list-item>
        <text:list-item>
          <text:p text:style-name="P40">moagem de café torrado por varejista, mas apenas como atividade acessória;</text:p>
        </text:list-item>
        <text:list-item>
          <text:p text:style-name="P54"><text:span text:style-name="T15">operação, </text:span><text:span text:style-name="T29">fora do estabelecimento industrial,</text:span><text:span text:style-name="T15"> consistente na reunião de produtos, peças ou partes e de que resulte:</text:span></text:p>
          <text:list>
            <text:list-item>
              <text:p text:style-name="P41">edificação;</text:p>
            </text:list-item>
            <text:list-item>
              <text:p text:style-name="P41">oleodutos, hidrelétricas, torres de refrigeração, estações e centrais telefônicas, …;</text:p>
            </text:list-item>
            <text:list-item>
              <text:p text:style-name="P41">fixação de unidades ou complexos industriais ao solo;</text:p>
            </text:list-item>
          </text:list>
        </text:list-item>
        <text:list-item>
          <text:p text:style-name="P54"><text:span text:style-name="T15">montagem de óculos, </text:span><text:span text:style-name="T18">mediante receita médica</text:span><text:span text:style-name="T15"> </text:span><text:span text:style-name="T32">(mas fabricação das partes e peças </text:span><text:span text:style-name="T36">é</text:span><text:span text:style-name="T32"> industrialização!)</text:span><text:span text:style-name="T15">;</text:span></text:p>
        </text:list-item>
        <text:list-item>
          <text:p text:style-name="P55"><text:span text:style-name="T15">acondicionamento de “produtos alimentícios e bebidas” </text:span><text:span text:style-name="T29">adquiridos de terceiros </text:span><text:span text:style-name="T15">em “cestas de natal” e semelhantes;</text:span></text:p>
        </text:list-item>
        <text:list-item>
          <text:p text:style-name="P42">renovação ou recondicionamento que se destinem a:</text:p>
          <text:list>
            <text:list-item>
              <text:p text:style-name="P42">uso da própria empresa executora do conserto; ou</text:p>
            </text:list-item>
            <text:list-item>
              <text:p text:style-name="P42">encomenda de terceiros não estabelecidos com o comércio desses produtos;</text:p>
            </text:list-item>
          </text:list>
        </text:list-item>
        <text:list-item>
          <text:p text:style-name="P56"><text:span text:style-name="T15">reparo de produtos com defeito de fabricação </text:span><text:span text:style-name="T29">quando a operação for executada gratuitamente</text:span><text:span text:style-name="T15">, ainda que por concessionários ou representantes, <text:s/></text:span><text:span text:style-name="T29">em virtude de garantia dada pelo fabricante</text:span><text:span text:style-name="T15">;</text:span></text:p>
        </text:list-item>
        <text:list-item>
          <text:p text:style-name="P43">restauração de sacos usados, executada por processo rudimentar, ainda que com emprego de máquinas de costura;</text:p>
        </text:list-item>
        <text:list-item>
          <text:p text:style-name="P57"><text:soft-page-break/><text:span text:style-name="T15">mistura de tintas entre si, ou com concentrados de pigmentos, sob </text:span><text:span text:style-name="T20">encomenda direta do consumidor</text:span><text:span text:style-name="T15">, realizada em estabelecimento comercial </text:span><text:span text:style-name="T29">do varejista</text:span><text:span text:style-name="T15">, efetuada por máquina manual ou automática, </text:span><text:span text:style-name="T29">desde que fabricante e varejista não sejam empresas interdependentes, controladora, controlada ou coligadas</text:span><text:span text:style-name="T15">; e</text:span></text:p>
        </text:list-item>
        <text:list-item>
          <text:p text:style-name="P57"><text:span text:style-name="T15">operação de que resulte tabaco, </text:span><text:span text:style-name="T29">quando exercida por produtor rural PF</text:span><text:span text:style-name="T15">.</text:span></text:p>
        </text:list-item>
      </text:list>
      <text:p text:style-name="P44"/>
      <text:p text:style-name="P44"/>
      <text:p text:style-name="P45">Incidência do IPI<text:span text:style-name="T2">:</text:span></text:p>
      <text:list xml:id="list5987800199202424403" text:style-name="L8">
        <text:list-item>
          <text:p text:style-name="P46"><text:span text:style-name="T2">incide sobre todos os produtos </text:span><text:span text:style-name="T37">com alíquota, ainda que zero</text:span><text:span text:style-name="T2">, relacionados na TIPI;</text:span></text:p>
        </text:list-item>
        <text:list-item>
          <text:p text:style-name="P46">não incide IPI<text:span text:style-name="T2"> nos produtos com notação NT e aqueles que resultarem de operações excluídas do conceito de industrialização (ex.: refrigerantes preparados em </text:span><text:span text:style-name="T6">post mi</text:span><text:span text:style-name="T2">).</text:span></text:p>
        </text:list-item>
      </text:list>
      <text:p text:style-name="P45"><text:span text:style-name="T2"/></text:p>
      <text:p text:style-name="P47">Classificação de produtos<text:span text:style-name="T2">:</text:span></text:p>
      <text:list xml:id="list6424653139623624272" text:style-name="L9">
        <text:list-item>
          <text:p text:style-name="P69"><text:span text:style-name="T16">a TIPI é baseada na NCM, e a NCM é baseada no SH;</text:span></text:p>
        </text:list-item>
        <text:list-item>
          <text:p text:style-name="P60"><text:span text:style-name="T19">SH</text:span><text:span text:style-name="T15">:</text:span></text:p>
          <text:list>
            <text:list-item>
              <text:p text:style-name="P60"><text:span text:style-name="T15">6 dígitos;</text:span></text:p>
            </text:list-item>
            <text:list-item>
              <text:p text:style-name="P60"><text:span text:style-name="T15">objetiva a padronização;</text:span></text:p>
            </text:list-item>
            <text:list-item>
              <text:p text:style-name="P67"><text:span text:style-name="T15">é um sistema racional;</text:span></text:p>
            </text:list-item>
            <text:list-item>
              <text:p text:style-name="P60"><text:span text:style-name="T15">dividido em </text:span><text:span text:style-name="T29">seções</text:span><text:span text:style-name="T15">, </text:span><text:span text:style-name="T29">capítulos</text:span><text:span text:style-name="T15"> e </text:span><text:span text:style-name="T29">sub-capítulos</text:span><text:span text:style-name="T15">;</text:span></text:p>
            </text:list-item>
            <text:list-item>
              <text:p text:style-name="P60"><text:span text:style-name="T15">códigos seguem uma ordem, de acordo com a intervenção humana na criação do produto;</text:span></text:p>
            </text:list-item>
            <text:list-item>
              <text:p text:style-name="P60"><text:span text:style-name="T15">possui </text:span><text:span text:style-name="T19">99 capítulos</text:span><text:span text:style-name="T15">, mas só </text:span><text:span text:style-name="T19">96 foram usados</text:span><text:span text:style-name="T15">:</text:span></text:p>
              <text:list>
                <text:list-item>
                  <text:p text:style-name="P60"><text:span text:style-name="T19">77</text:span><text:span text:style-name="T15"> – reservado para uso futuro;</text:span></text:p>
                </text:list-item>
                <text:list-item>
                  <text:p text:style-name="P60"><text:span text:style-name="T19">98 e 99</text:span><text:span text:style-name="T15"> – para </text:span><text:span text:style-name="T17">as </text:span><text:span text:style-name="T15">partes contratantes criar</text:span><text:span text:style-name="T17">em</text:span><text:span text:style-name="T15"> códigos para uso entre elas;</text:span></text:p>
                </text:list-item>
              </text:list>
            </text:list-item>
            <text:list-item>
              <text:p text:style-name="P61"><text:span text:style-name="T15">capítulos foram enquadrados em </text:span><text:span text:style-name="T19">21 seções</text:span><text:span text:style-name="T15">;</text:span></text:p>
            </text:list-item>
          </text:list>
        </text:list-item>
      </text:list>
      <text:p text:style-name="P62"><text:span text:style-name="T15"/></text:p>
      <table:table table:name="Tabela2" table:style-name="Tabela2">
        <table:table-column table:style-name="Tabela2.A" table:number-columns-repeated="6"/>
        <table:table-row>
          <table:table-cell table:style-name="Tabela2.A1" table:number-columns-spanned="6" office:value-type="string">
            <text:p text:style-name="P71">SH – Sistema Harmoniza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70">1º dígito</text:p>
          </table:table-cell>
          <table:table-cell table:style-name="Tabela2.A2" office:value-type="string">
            <text:p text:style-name="P70">2º dígito</text:p>
          </table:table-cell>
          <table:table-cell table:style-name="Tabela2.A2" office:value-type="string">
            <text:p text:style-name="P70">3º dígito</text:p>
          </table:table-cell>
          <table:table-cell table:style-name="Tabela2.A2" office:value-type="string">
            <text:p text:style-name="P70">4º dígito</text:p>
          </table:table-cell>
          <table:table-cell table:style-name="Tabela2.A2" office:value-type="string">
            <text:p text:style-name="P70">5º dígito</text:p>
          </table:table-cell>
          <table:table-cell table:style-name="Tabela2.F2" office:value-type="string">
            <text:p text:style-name="P70">6º dígito</text:p>
          </table:table-cell>
        </table:table-row>
        <table:table-row>
          <table:table-cell table:style-name="Tabela2.A2" table:number-columns-spanned="2" office:value-type="string">
            <text:p text:style-name="P70"><text:span text:style-name="T38">Ca</text:span>pítulo</text:p>
          </table:table-cell>
          <table:covered-table-cell/>
          <table:table-cell table:style-name="Tabela2.A2" table:number-columns-spanned="2" office:value-type="string">
            <text:p text:style-name="P70">Posição</text:p>
          </table:table-cell>
          <table:covered-table-cell/>
          <table:table-cell table:style-name="Tabela2.A2" office:value-type="string">
            <text:p text:style-name="P71">Subposição simples</text:p>
            <text:p text:style-name="P71">ou</text:p>
            <text:p text:style-name="P71">Subposição de primeiro nível</text:p>
          </table:table-cell>
          <table:table-cell table:style-name="Tabela2.F2" office:value-type="string">
            <text:p text:style-name="P71">Subposição composta</text:p>
            <text:p text:style-name="P71">ou</text:p>
            <text:p text:style-name="P71">Subposição de segundo nível</text:p>
          </table:table-cell>
        </table:table-row>
      </table:table>
      <text:p text:style-name="P63"><text:span text:style-name="T19">Atenção!</text:span><text:span text:style-name="T15"> Quando se pergunta “qual é a </text:span><text:span text:style-name="T29">posição</text:span><text:span text:style-name="T15"> de um produto”, quer-se saber os </text:span><text:span text:style-name="T19">4 primeiros dígitos</text:span><text:span text:style-name="T15">, ou seja, o </text:span><text:span text:style-name="T29">capítulo</text:span><text:span text:style-name="T15"> e a </text:span><text:span text:style-name="T29">posição dentro dele</text:span><text:span text:style-name="T15">.</text:span></text:p>
      <text:p text:style-name="P66"><text:span text:style-name="T19"/></text:p>
      <text:list xml:id="list8234929483549006771" text:style-name="L10">
        <text:list-item>
          <text:p text:style-name="P65"><text:span text:style-name="T19">NCM</text:span><text:span text:style-name="T15">:</text:span></text:p>
          <text:list>
            <text:list-item>
              <text:p text:style-name="P65"><text:span text:style-name="T15">8 dígitos: 6 primeiros iguais ao SH + 2 específicos do Mercosul;</text:span></text:p>
            </text:list-item>
          </text:list>
        </text:list-item>
      </text:list>
      <text:p text:style-name="P64"><text:span text:style-name="T15"/></text:p>
      <table:table table:name="Tabela3" table:style-name="Tabela3">
        <table:table-column table:style-name="Tabela3.A" table:number-columns-repeated="3"/>
        <table:table-row>
          <table:table-cell table:style-name="Tabela3.A1" table:number-columns-spanned="3" office:value-type="string">
            <text:p text:style-name="P72">NCM – Nomenclatura Comum do Mercosul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72">1º ao 6º dígito</text:p>
          </table:table-cell>
          <table:table-cell table:style-name="Tabela3.A2" office:value-type="string">
            <text:p text:style-name="P72">7º dígito</text:p>
          </table:table-cell>
          <table:table-cell table:style-name="Tabela3.C2" office:value-type="string">
            <text:p text:style-name="P72">8º dígito</text:p>
          </table:table-cell>
        </table:table-row>
        <table:table-row>
          <table:table-cell table:style-name="Tabela3.A2" office:value-type="string">
            <text:p text:style-name="P72">Iguais ao SH</text:p>
          </table:table-cell>
          <table:table-cell table:style-name="Tabela3.A2" office:value-type="string">
            <text:p text:style-name="P72">Item</text:p>
          </table:table-cell>
          <table:table-cell table:style-name="Tabela3.C2" office:value-type="string">
            <text:p text:style-name="P72">Subitem</text:p>
          </table:table-cell>
        </table:table-row>
      </table:table>
      <text:p text:style-name="P64"><text:span text:style-name="T15"/></text:p>
      <text:p text:style-name="P68"><text:span text:style-name="T19">Regras Gerais de Interpretação do SH</text:span><text:span text:style-name="T15">:</text:span></text:p>
      <text:p text:style-name="P73"><text:soft-page-break/><text:span text:style-name="T25">RGI 1</text:span><text:span text:style-name="T21">: os títulos das Seções, Capítulos e Subcapítulos têm apenas </text:span><text:span text:style-name="T39">valor indicativo</text:span><text:span text:style-name="T21">. Para os efeitos legais, a classificação é determinada </text:span><text:span text:style-name="T39">pelos textos das posições e das Notas de Seção e de Capítulo</text:span><text:span text:style-name="T21"> e, desde que não sejam contrárias aos textos das referidas posições e Notas, pelas Regras seguintes.</text:span></text:p>
      <text:p text:style-name="P85"><text:span text:style-name="T21"/></text:p>
      <text:p text:style-name="P86"><text:span text:style-name="T21">O que importa para a classificação são os textos das posições (</text:span><text:span text:style-name="T25">4 primeiros dígitos</text:span><text:span text:style-name="T21">), das notas de seção e de capítulo.</text:span></text:p>
      <text:p text:style-name="P86"><text:span text:style-name="T21"/></text:p>
      <text:p text:style-name="P74"><text:span text:style-name="T25">RGI 2</text:span><text:span text:style-name="T26">-A</text:span><text:span text:style-name="T21">: </text:span><text:span text:style-name="T22">qualquer referência a um artigo em determinada posição abrange esse artigo </text:span><text:span text:style-name="T40">mesmo incompleto ou inacabado</text:span><text:span text:style-name="T22">, desde que apresente, no estado em que se encontra, as </text:span><text:span text:style-name="T40">características essenciais do artigo completo ou acabado</text:span><text:span text:style-name="T22">, ou como tal considerado nos termos das disposições precedentes, mesmo que se apresente desmontado ou por montar.</text:span></text:p>
      <text:p text:style-name="P74"><text:span text:style-name="T22"/></text:p>
      <text:p text:style-name="P87"><text:span text:style-name="T22">O </text:span><text:span text:style-name="T21">que importa é que se preserve a </text:span><text:span text:style-name="T25">característica essencial</text:span><text:span text:style-name="T21"> do produto completo.</text:span></text:p>
      <text:p text:style-name="P87"><text:span text:style-name="T21"/></text:p>
      <text:p text:style-name="P75"><text:span text:style-name="T25">RGI 2-B</text:span><text:span text:style-name="T21">: qualquer referência a uma matéria em determinada posição diz respeito a essa matéria, quer em estado puro, quer misturada ou associada a outras matérias. Da mesma forma, qualquer referência a obras de uma matéria determinada abrange as obras constituídas inteira ou parcialmente por essa matéria. A classificação destes produtos misturados ou artigos compostos efetua-se conforme os princípios enunciados na </text:span><text:span text:style-name="T25">Regra 3</text:span><text:span text:style-name="T21">.</text:span></text:p>
      <text:p text:style-name="P75"><text:span text:style-name="T21"/></text:p>
      <text:p text:style-name="P88"><text:span text:style-name="T21">Se o código se refere a um artefato de madeira, ali podem ser classificados os artefatos produzidos apenas com madeira, mas também com madeira misturada ou composta com outros materiais.</text:span></text:p>
      <text:p text:style-name="P88"><text:span text:style-name="T21"/></text:p>
      <text:p text:style-name="P88"><text:span text:style-name="T21">Essa regra </text:span><text:span text:style-name="T25">não</text:span><text:span text:style-name="T21"> resolve os casos em que um produto possui plástico e ferro, por exemplo, mas apenas remete à leitura da </text:span><text:span text:style-name="T25">Regra 3</text:span><text:span text:style-name="T21"> para tanto.</text:span></text:p>
      <text:p text:style-name="P88"><text:span text:style-name="T21"/></text:p>
      <text:p text:style-name="P76"><text:span text:style-name="T25">RGI 3</text:span><text:span text:style-name="T21">: quando pareça que a mercadoria pode classificar-se em duas ou mais posições por aplicação da RGI 2-B ou por qualquer outra razão, a classificação deve efetuar-se da forma seguinte:</text:span></text:p>
      <text:p text:style-name="P76"><text:span text:style-name="T21"/></text:p>
      <text:p text:style-name="P77"><text:span text:style-name="T25">3-A</text:span><text:span text:style-name="T21">) a posição </text:span><text:span text:style-name="T25">mais específica</text:span><text:span text:style-name="T21"> prevalece sobre as mais genéricas. Mas, quando duas ou mais posições se refiram, cada, a apenas uma parte das matérias constitutivas de um produto misturado ou de um artigo composto, ou a apenas um dos componentes de sortidos acondicionados para venda a retalho, tais posições devem considerar-se, em relação a esses produtos ou artigos, como </text:span><text:span text:style-name="T31">igualmente específicas</text:span><text:span text:style-name="T21">, ainda que uma delas apresente uma descrição mais precisa ou completa da mercadoria.</text:span></text:p>
      <text:p text:style-name="P77"><text:span text:style-name="T21"/></text:p>
      <text:p text:style-name="P78"><text:span text:style-name="T25">3-B</text:span><text:span text:style-name="T21">) </text:span><text:span text:style-name="T23">os produtos misturados, as obras compostas de matérias diferentes ou constituídas pela reunião de artigos diferentes e as mercadorias apresentadas em sortidos acondicionados para venda a retalho, <text:s/>cuja classificação não se possa efetuar pela aplicação da 3-A, classificam-se pela matéria ou artigo que lhes confira a característica </text:span><text:span text:style-name="T27">essencial</text:span><text:span text:style-name="T23">, quando for possível realizar esta determinação.</text:span></text:p>
      <text:p text:style-name="P78"><text:span text:style-name="T23"/></text:p>
      <text:p text:style-name="P79"><text:span text:style-name="T27">3</text:span><text:span text:style-name="T25">-C</text:span><text:span text:style-name="T21">) nos casos em que 3-A e 3-B não permitam efetuar a classificação, a mercadoria classifica-se na posição situada em </text:span><text:span text:style-name="T25">último lugar na ordem numérica</text:span><text:span text:style-name="T21">, dentre as suscetíveis de validamente se tomarem em consideração.</text:span></text:p>
      <text:p text:style-name="P79"><text:span text:style-name="T21"/></text:p>
      <text:p text:style-name="P89"><text:soft-page-break/><text:span text:style-name="T21">Resumindo: 1º posição mais específica → 2º característica essencial → 3º último lugar na ordem numérica.</text:span></text:p>
      <text:p text:style-name="P89"><text:span text:style-name="T21"/></text:p>
      <text:p text:style-name="P80"><text:span text:style-name="T25">RGI 4</text:span><text:span text:style-name="T21">: </text:span><text:span text:style-name="T24">as mercadorias que não possam ser classificadas por aplicação das Regras acima enunciadas classificam-se por posição correspondente aos </text:span><text:span text:style-name="T28">artigos mais semelhantes</text:span><text:span text:style-name="T24">.</text:span></text:p>
      <text:p text:style-name="P80"><text:span text:style-name="T24"/></text:p>
      <text:p text:style-name="P81"><text:span text:style-name="T25">RGI 5</text:span><text:span text:style-name="T21">: além das disposições precedentes, as mercadorias abaixo mencionadas estão sujeitas às Regras seguintes:</text:span></text:p>
      <text:p text:style-name="P81"><text:span text:style-name="T21"/></text:p>
      <text:p text:style-name="P81"><text:span text:style-name="T25">5-A</text:span><text:span text:style-name="T21">) estojo para câmeras fotográficas, para instrumentos musicais, para armas, para instrumentos de desenho, para joias e receptáculos semelhantes, especialmente fabricados para conterem um artigo determinado ou um sortido, e suscetíveis de um uso prolongado, quando apresentados com os artigos a que se destinam, classificam-se com estes últimos, desde que sejam do tipo normalmente vendido com tais artigos. Esta Regra, todavia, não diz respeito aos receptáculos que confiram ao conjunto a sua característica essencial.</text:span></text:p>
      <text:p text:style-name="P81"><text:span text:style-name="T21"/></text:p>
      <text:p text:style-name="P82"><text:span text:style-name="T25">5-B</text:span><text:span text:style-name="T21">) sem prejuízo do disposto na 5-A, as embalagens que contenham mercadorias classificam-se com estas últimas quando sejam do tipo normalmente usado para seu acondicionamento. Todavia, esta disposição não é obrigatória quando as embalagens sejam claramente suscetíveis de uso repetido.</text:span></text:p>
      <text:p text:style-name="P82"><text:span text:style-name="T21"/></text:p>
      <text:p text:style-name="P90"><text:span text:style-name="T21">Exemplos:</text:span></text:p>
      <text:list xml:id="list4284839361880652296" text:style-name="L11">
        <text:list-item>
          <text:p text:style-name="P58"><text:span text:style-name="T21">estojo comum para guitarra → classifica-se junto com a guitarra que o acompanha;</text:span></text:p>
        </text:list-item>
        <text:list-item>
          <text:p text:style-name="P58"><text:span text:style-name="T21">estojo de ouro para guitarra → classifica-se separado da guitarra;</text:span></text:p>
        </text:list-item>
        <text:list-item>
          <text:p text:style-name="P58"><text:span text:style-name="T21">10 estojos que não acompanham guitarras → classificam-se especificamente como estojos para guitarras e não como guitarras.</text:span></text:p>
        </text:list-item>
      </text:list>
      <text:p text:style-name="P59"><text:span text:style-name="T21"/></text:p>
      <text:p text:style-name="P83"><text:span text:style-name="T25">RGI 6</text:span><text:span text:style-name="T21">: a classificação de mercadorias nas subposições de uma mesma posição é determinada, para efeitos legais, pelos textos dessas subposições e das Notas de subposição respectivas, bem como, </text:span><text:span text:style-name="T31">mutatis mutandis</text:span><text:span text:style-name="T21">, pelas Regras precedentes, entendendo-se que apenas são comparáveis subposições do mesmo nível. Na acepção da presente Regra, as Notas de Seção e de Capítulo são também aplicáveis, salvo disposições em contrário.</text:span></text:p>
      <text:p text:style-name="P84"><text:span text:style-name="T21"/></text:p>
      <text:p text:style-name="P91"><text:span text:style-name="T21">A regra simplesmente diz que após definir-se a posição das mercadorias, deve-se voltar à RGI 1 e ir seguindo até classificar a subposição simples. Logo depois, faz-se o mesmo para a subposição compos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088" officeooo:paragraph-rsid="000630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IPI: incidência, industrialização, conceito, características e modalidades de industrialização, exclusões, redução e majoração, <text:s/>classificação de produ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6:55:17.836250632</meta:creation-date>
    <dc:date>2018-02-18T11:17:15.268791780</dc:date>
    <meta:editing-duration>PT5H21M21S</meta:editing-duration>
    <meta:editing-cycles>78</meta:editing-cycles>
    <meta:generator>LibreOffice/5.2.7.2$Linux_X86_64 LibreOffice_project/20m0$Build-2</meta:generator>
    <meta:document-statistic meta:table-count="3" meta:image-count="0" meta:object-count="0" meta:page-count="7" meta:paragraph-count="158" meta:word-count="2612" meta:character-count="16995" meta:non-whitespace-character-count="14568"/>
  </office:meta>
</office:document-meta>
</file>